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position="super 58%"/>
    </style:style>
    <style:style style:name="T4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eenhouse Effect</text:p>
      <text:p text:style-name="P2"><text:line-break/><text:span text:style-name="T1">-Natural warming caused when gases in the atmosphere absorb thermal energy</text:span></text:p>
      <text:p text:style-name="P2"><text:span text:style-name="T1">-Helps maintain temperature fluctuations within a range</text:span></text:p>
      <text:p text:style-name="P2"><text:span text:style-name="T1">-Without this, most of the energy would radiate back into space</text:span></text:p>
      <text:p text:style-name="P2"><text:span text:style-name="T1"/></text:p>
      <text:p text:style-name="P1">Wind</text:p>
      <text:p text:style-name="P1"/>
      <text:p text:style-name="P3">-Wind is the movement of air from high pressure area to a low pressure area</text:p>
      <text:p text:style-name="P3"><text:tab/>-Results from uneven heating of Earth's surface</text:p>
      <text:p text:style-name="P3"><text:tab/>-Warm air rises, cool air sinks, causes air movement</text:p>
      <text:p text:style-name="P3"/>
      <text:p text:style-name="P1">Wind and Ocean Currents</text:p>
      <text:p text:style-name="P1"/>
      <text:p text:style-name="P3">The movement of currents at the surface of the oceans is driven by the wind blowing over the water</text:p>
      <text:p text:style-name="P4">Prevailing Winds: Air currents</text:p>
      <text:p text:style-name="P4">Westerly Winds: Winds at top and bottom of globe</text:p>
      <text:p text:style-name="P4">Trade winds: Winds found near Equator (tropics)</text:p>
      <text:p text:style-name="P5"/>
      <text:p text:style-name="P7">Hydrosphere and Climate</text:p>
      <text:p text:style-name="P7"/>
      <text:p text:style-name="P5">Heat Reservoirs – oceans hold more heat than the atmosphere</text:p>
      <text:p text:style-name="P5"><text:tab/><text:tab/> <text:s text:c="2"/>-Oceans have high heat capacity → needs a large quantity of heat to change temp. <text:tab/><text:tab/><text:tab/> <text:s text:c="4"/>compared to the land</text:p>
      <text:p text:style-name="P5">Albedo – An object's ability to reflect sunlight</text:p>
      <text:p text:style-name="P5"><text:tab/> -Ice, snow can reflect solar radiation because of light colouring. Oceans are darker and reflect <text:tab/> <text:s/><text:tab/>less</text:p>
      <text:p text:style-name="P5">Ice/snow albedo = 80%-90%</text:p>
      <text:p text:style-name="P5">Ocean surface albedo = 7%</text:p>
      <text:p text:style-name="P5"/>
      <text:p text:style-name="P8">Continents and Climate</text:p>
      <text:p text:style-name="P9">Tectonic Plates <text:s text:c="59"/>Volcanoes</text:p>
      <text:p text:style-name="P10">-Shifting continents affects water and air circulation. <text:s text:c="6"/>-Ash and other particles reflect solar radiation.</text:p>
      <text:p text:style-name="P10">-Formation of mountains change wind and precipitation <text:s/>-Some eruptions can increase temps by <text:tab/><text:tab/><text:tab/><text:tab/><text:tab/><text:tab/><text:tab/><text:tab/><text:tab/>releasing greenhouse gas</text:p>
      <text:p text:style-name="P10"/>
      <text:p text:style-name="P9">Greenhouse Gasses (GG's)</text:p>
      <text:p text:style-name="P10">GG's in the atmosphere absorb energy from the sun and absorb energy that is radiated from the Earth's surface. GG's include:</text:p>
      <text:p text:style-name="P10">-water vapour H20</text:p>
      <text:p text:style-name="P10">-carbon dioxie CO2</text:p>
      <text:p text:style-name="P10">-methane CH4</text:p>
      <text:p text:style-name="P10">-ozone O3</text:p>
      <text:p text:style-name="P10">-nitrous oxide N2O</text:p>
      <text:p text:style-name="P10"/>
      <text:p text:style-name="P10"/>
      <text:p text:style-name="P10"/>
      <text:p text:style-name="P10"/>
      <text:p text:style-name="P10"/>
      <table:table table:name="Table1" table:style-name="Table1">
        <table:table-column table:style-name="Table1.A" table:number-columns-repeated="3"/>
        <text:soft-page-break/>
        <table:table-row>
          <table:table-cell table:style-name="Table1.A1" office:value-type="string">
            <text:p text:style-name="P11">GG</text:p>
          </table:table-cell>
          <table:table-cell table:style-name="Table1.A1" office:value-type="string">
            <text:p text:style-name="P11">Common Source</text:p>
          </table:table-cell>
          <table:table-cell table:style-name="Table1.C1" office:value-type="string">
            <text:p text:style-name="P11">Other Details</text:p>
          </table:table-cell>
        </table:table-row>
        <table:table-row>
          <table:table-cell table:style-name="Table1.A2" office:value-type="string">
            <text:p text:style-name="P11">H2O</text:p>
          </table:table-cell>
          <table:table-cell table:style-name="Table1.A2" office:value-type="string">
            <text:p text:style-name="P11">-evaporation from water</text:p>
            <text:p text:style-name="P11">-given off by plants, animals, other organisms </text:p>
          </table:table-cell>
          <table:table-cell table:style-name="Table1.C2" office:value-type="string">
            <text:p text:style-name="P11">-most abundant GG, accounts for ~70%</text:p>
            <text:p text:style-name="P11">-higher temperatures result in more H2O</text:p>
            <text:p text:style-name="P11">-produced during cellular respiration and certain plant processes</text:p>
          </table:table-cell>
        </table:table-row>
        <table:table-row>
          <table:table-cell table:style-name="Table1.A2" office:value-type="string">
            <text:p text:style-name="P11">CO2</text:p>
          </table:table-cell>
          <table:table-cell table:style-name="Table1.A2" office:value-type="string">
            <text:p text:style-name="P11">-living organisms, volcanoes, forest fires, decaying organisms, release from oceans</text:p>
          </table:table-cell>
          <table:table-cell table:style-name="Table1.C2" office:value-type="string">
            <text:p text:style-name="P11">-2<text:span text:style-name="T3">nd</text:span> most abundant GG</text:p>
            <text:p text:style-name="P11">-produced in and by the cells of most living organisms through cellular respiration</text:p>
          </table:table-cell>
        </table:table-row>
        <table:table-row>
          <table:table-cell table:style-name="Table1.A2" office:value-type="string">
            <text:p text:style-name="P11">CH4</text:p>
          </table:table-cell>
          <table:table-cell table:style-name="Table1.A2" office:value-type="string">
            <text:p text:style-name="P11">-certain species of bacteria and other microorganisms that live around bogs, wetlands, permafrost</text:p>
            <text:p text:style-name="P11">-some bacteria live out in the gut of some animals such as cows </text:p>
          </table:table-cell>
          <table:table-cell table:style-name="Table1.C2" office:value-type="string">
            <text:p text:style-name="P11">-byproduct of cellular processes that enable some species of microorganisms to extract energy from food in absence of oxygen</text:p>
          </table:table-cell>
        </table:table-row>
        <table:table-row>
          <table:table-cell table:style-name="Table1.A2" office:value-type="string">
            <text:p text:style-name="P11">N2O</text:p>
          </table:table-cell>
          <table:table-cell table:style-name="Table1.A2" office:value-type="string">
            <text:p text:style-name="P11">-bacteria that live in oceans and wet war soils such as those in tropics</text:p>
          </table:table-cell>
          <table:table-cell table:style-name="Table1.C2" office:value-type="string">
            <text:p text:style-name="P11">-produced when certain species of bacteria break down nitrogen-rich compounds for food</text:p>
          </table:table-cell>
        </table:table-row>
        <table:table-row>
          <table:table-cell table:style-name="Table1.A2" office:value-type="string">
            <text:p text:style-name="P11">O3</text:p>
          </table:table-cell>
          <table:table-cell table:style-name="Table1.A2" office:value-type="string">
            <text:p text:style-name="P11">-exists naturally in stratosphere</text:p>
          </table:table-cell>
          <table:table-cell table:style-name="Table1.C2" office:value-type="string">
            <text:p text:style-name="P11">-exists lower down in troposphere</text:p>
          </table:table-cell>
        </table:table-row>
      </table:table>
      <text:p text:style-name="P10"><office:annotation><dc:creator>User </dc:creator><dc:date>2012-06-12T09:09:44.18</dc:date><text:p text:style-name="P12"><text:span text:style-name="T4"/></text:p><text:p text:style-name="P12"><text:span text:style-name="T4"/></text:p><text:p text:style-name="P12"><text:span text:style-name="T4"/></text:p></office:annotation></text:p>
      <text:p text:style-name="P10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 </meta:initial-creator>
    <meta:creation-date>2012-06-12T08:38:32.93</meta:creation-date>
    <dc:date>2012-06-12T09:22:39.64</dc:date>
    <dc:creator>User </dc:creator>
    <meta:editing-duration>PT00H44M08S</meta:editing-duration>
    <meta:editing-cycles>3</meta:editing-cycles>
    <meta:generator>OpenOffice.org/3.2$Win32 OpenOffice.org_project/320m12$Build-9483</meta:generator>
    <meta:document-statistic meta:table-count="1" meta:image-count="0" meta:object-count="0" meta:page-count="2" meta:paragraph-count="55" meta:word-count="391" meta:character-count="2551"/>
  </office:meta>
</office:document-meta>
</file>